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7cm"/>
    </style:style>
    <style:style style:name="co2" style:family="table-column">
      <style:table-column-properties fo:break-before="auto" style:column-width="5.662cm"/>
    </style:style>
    <style:style style:name="co3" style:family="table-column">
      <style:table-column-properties fo:break-before="auto" style:column-width="12.93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ff" style:text-line-through-style="none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1"/>
        <table:table-column table:style-name="co4" table:number-columns-repeated="251" table:default-cell-style-name="Default"/>
        <table:table-row table:style-name="ro1">
          <table:table-cell office:value-type="string">
            <text:p># boards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2"/>
          <table:table-cell table:style-name="ce1"/>
          <table:table-cell table:number-columns-repeated="250"/>
        </table:table-row>
        <table:table-row table:style-name="ro1">
          <table:table-cell office:value-type="string">
            <text:p>Unit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Link</text:p>
          </table:table-cell>
          <table:table-cell office:value-type="string">
            <text:p>Footprint</text:p>
          </table:table-cell>
          <table:table-cell office:value-type="string">
            <text:p>Qty/board</text:p>
          </table:table-cell>
          <table:table-cell table:style-name="ce1" office:value-type="string">
            <text:p>Fixed qty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 qty</text:p>
          </table:table-cell>
          <table:table-cell table:number-columns-repeated="248"/>
        </table:table-row>
        <table:table-row table:style-name="ro2">
          <table:table-cell office:value-type="string">
            <text:p>Processor</text:p>
          </table:table-cell>
          <table:table-cell office:value-type="string">
            <text:p>ATSAM4S8BA-ANR</text:p>
          </table:table-cell>
          <table:table-cell office:value-type="string">
            <text:p><text:a xlink:href="http://www.digikey.se/product-detail/en/ATSAM4S8BA-ANR/ATSAM4S8BA-ANRCT-ND/4557105">http://www.digikey.se/product-detail/en/ATSAM4S8BA-ANR/ATSAM4S8BA-ANRCT-ND/4557105</text:a></text:p>
          </table:table-cell>
          <table:table-cell office:value-type="string">
            <text:p>Yes (LQFP64)</text:p>
          </table:table-cell>
          <table:table-cell office:value-type="float" office:value="1">
            <text:p>1</text:p>
          </table:table-cell>
          <table:table-cell/>
          <table:table-cell table:formula="of:=[.$B$1]*[.E3]" office:value-type="float" office:value="3">
            <text:p>3</text:p>
          </table:table-cell>
          <table:table-cell table:formula="of:=[.F3]+[.G3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40 pin ZIF/FFC</text:p>
          </table:table-cell>
          <table:table-cell office:value-type="string">
            <text:p>FH12A-40S-0.5SH(55)</text:p>
          </table:table-cell>
          <table:table-cell office:value-type="string">
            <text:p><text:a xlink:href="http://www.digikey.se/product-detail/en/FH12A-40S-0.5SH(55)/HFK140CT-ND/1110402">http://www.digikey.se/product-detail/en/FH12A-40S-0.5SH(55)/HFK140CT-ND/1110402</text:a>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/>
          <table:table-cell table:formula="of:=[.$B$1]*[.E4]" office:value-type="float" office:value="3">
            <text:p>3</text:p>
          </table:table-cell>
          <table:table-cell table:formula="of:=[.F4]+[.G4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Voltage regulator</text:p>
          </table:table-cell>
          <table:table-cell office:value-type="string">
            <text:p>SPX3819M5-L/TR</text:p>
          </table:table-cell>
          <table:table-cell office:value-type="string">
            <text:p><text:a xlink:href="http://www.digikey.se/product-detail/en/SPX3819M5-L%2FTR/1016-1871-1-ND/3586588">http://www.digikey.se/product-detail/en/SPX3819M5-L%2FTR/1016-1871-1-ND/3586588</text:a></text:p>
          </table:table-cell>
          <table:table-cell office:value-type="string">
            <text:p>Yes (SOT-23-5)</text:p>
          </table:table-cell>
          <table:table-cell office:value-type="float" office:value="1">
            <text:p>1</text:p>
          </table:table-cell>
          <table:table-cell/>
          <table:table-cell table:formula="of:=[.$B$1]*[.E5]" office:value-type="float" office:value="3">
            <text:p>3</text:p>
          </table:table-cell>
          <table:table-cell table:formula="of:=[.F5]+[.G5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Display</text:p>
          </table:table-cell>
          <table:table-cell office:value-type="string">
            <text:p>NHD-2.4-240320SF-CTXL#-FTN1</text:p>
          </table:table-cell>
          <table:table-cell office:value-type="string">
            <text:p><text:a xlink:href="http://www.digikey.se/product-detail/en/NHD-2.4-240320SF-CTXL%23-FTN1/NHD-2.4-240320SF-CTXL%23-FTN1-ND/4429440">http://www.digikey.se/product-detail/en/NHD-2.4-240320SF-CTXL%23-FTN1/NHD-2.4-240320SF-CTXL%23-FTN1-ND/4429440</text:a>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/>
          <table:table-cell table:formula="of:=[.$B$1]*[.E6]" office:value-type="float" office:value="3">
            <text:p>3</text:p>
          </table:table-cell>
          <table:table-cell table:formula="of:=[.F6]+[.G6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10uF tantalum Capacitor, 16V 10%</text:p>
          </table:table-cell>
          <table:table-cell office:value-type="string">
            <text:p>TR3A106K016C1700</text:p>
          </table:table-cell>
          <table:table-cell office:value-type="string">
            <text:p><text:a xlink:href="http://www.digikey.se/product-detail/en/TR3A106K016C1700/718-1301-1-ND/1663023">http://www.digikey.se/product-detail/en/TR3A106K016C1700/718-1301-1-ND/1663023</text:a></text:p>
          </table:table-cell>
          <table:table-cell office:value-type="string">
            <text:p>Yes (1206_10uF)</text:p>
          </table:table-cell>
          <table:table-cell office:value-type="float" office:value="1">
            <text:p>1</text:p>
          </table:table-cell>
          <table:table-cell/>
          <table:table-cell table:formula="of:=[.$B$1]*[.E7]" office:value-type="float" office:value="3">
            <text:p>3</text:p>
          </table:table-cell>
          <table:table-cell table:formula="of:=[.F7]+[.G7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Touch screen controller</text:p>
          </table:table-cell>
          <table:table-cell office:value-type="string">
            <text:p>ADS7843E</text:p>
          </table:table-cell>
          <table:table-cell office:value-type="string">
            <text:p><text:a xlink:href="http://www.digikey.se/product-detail/en/ADS7843E/ADS7843E-ND/299533">http://www.digikey.se/product-detail/en/ADS7843E/ADS7843E-ND/299533</text:a></text:p>
          </table:table-cell>
          <table:table-cell office:value-type="string">
            <text:p>Yes (SSOP-16)</text:p>
          </table:table-cell>
          <table:table-cell office:value-type="float" office:value="1">
            <text:p>1</text:p>
          </table:table-cell>
          <table:table-cell/>
          <table:table-cell table:formula="of:=[.$B$1]*[.E8]" office:value-type="float" office:value="3">
            <text:p>3</text:p>
          </table:table-cell>
          <table:table-cell table:formula="of:=[.F8]+[.G8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Micro SD connector</text:p>
          </table:table-cell>
          <table:table-cell office:value-type="float" office:value="492250821">
            <text:p>492250821</text:p>
          </table:table-cell>
          <table:table-cell office:value-type="string">
            <text:p><text:a xlink:href="http://www.digikey.se/product-detail/en/0492250821/WM3295CT-ND/2405740">http://www.digikey.se/product-detail/en/0492250821/WM3295CT-ND/2405740</text:a></text:p>
          </table:table-cell>
          <table:table-cell table:style-name="ce2" office:value-type="float" office:value="492250821">
            <text:p>492250821</text:p>
          </table:table-cell>
          <table:table-cell office:value-type="float" office:value="1">
            <text:p>1</text:p>
          </table:table-cell>
          <table:table-cell/>
          <table:table-cell table:formula="of:=[.$B$1]*[.E9]" office:value-type="float" office:value="3">
            <text:p>3</text:p>
          </table:table-cell>
          <table:table-cell table:formula="of:=[.F9]+[.G9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Micro USB B connector</text:p>
          </table:table-cell>
          <table:table-cell office:value-type="string">
            <text:p>10118192-0001LF</text:p>
          </table:table-cell>
          <table:table-cell office:value-type="string">
            <text:p><text:a xlink:href="http://www.digikey.se/product-detail/en/10118192-0001LF/609-4613-1-ND/2785378">http://www.digikey.se/product-detail/en/10118192-0001LF/609-4613-1-ND/2785378</text:a></text:p>
          </table:table-cell>
          <table:table-cell table:style-name="ce2" office:value-type="string">
            <text:p>Yes (10118192)</text:p>
          </table:table-cell>
          <table:table-cell office:value-type="float" office:value="1">
            <text:p>1</text:p>
          </table:table-cell>
          <table:table-cell/>
          <table:table-cell table:formula="of:=[.$B$1]*[.E10]" office:value-type="float" office:value="3">
            <text:p>3</text:p>
          </table:table-cell>
          <table:table-cell table:formula="of:=[.F10]+[.G10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100nF ceramic capacitor, 16V 10%</text:p>
          </table:table-cell>
          <table:table-cell office:value-type="string">
            <text:p>CL21B104KOANNNC</text:p>
          </table:table-cell>
          <table:table-cell office:value-type="string">
            <text:p><text:a xlink:href="http://www.digikey.se/product-detail/en/CL21B104KOANNNC/1276-2448-1-ND/3890534">http://www.digikey.se/product-detail/en/CL21B104KOANNNC/1276-2448-1-ND/3890534</text:a></text:p>
          </table:table-cell>
          <table:table-cell office:value-type="string">
            <text:p>Yes (0805)</text:p>
          </table:table-cell>
          <table:table-cell office:value-type="float" office:value="14">
            <text:p>14</text:p>
          </table:table-cell>
          <table:table-cell/>
          <table:table-cell table:formula="of:=[.$B$1]*[.E11]" office:value-type="float" office:value="42">
            <text:p>42</text:p>
          </table:table-cell>
          <table:table-cell table:formula="of:=[.F11]+[.G11]" office:value-type="float" office:value="42">
            <text:p>42</text:p>
          </table:table-cell>
          <table:table-cell table:number-columns-repeated="248"/>
        </table:table-row>
        <table:table-row table:style-name="ro2">
          <table:table-cell office:value-type="string">
            <text:p>ESD protection diode</text:p>
          </table:table-cell>
          <table:table-cell office:value-type="string">
            <text:p>PRTR5V0U2X,215</text:p>
          </table:table-cell>
          <table:table-cell office:value-type="string">
            <text:p><text:a xlink:href="http://www.digikey.se/product-detail/en/PRTR5V0U2X,215/568-4140-1-ND/1589981">http://www.digikey.se/product-detail/en/PRTR5V0U2X,215/568-4140-1-ND/1589981</text:a></text:p>
          </table:table-cell>
          <table:table-cell office:value-type="string">
            <text:p>Yes (SOT143B)</text:p>
          </table:table-cell>
          <table:table-cell office:value-type="float" office:value="1">
            <text:p>1</text:p>
          </table:table-cell>
          <table:table-cell/>
          <table:table-cell table:formula="of:=[.$B$1]*[.E12]" office:value-type="float" office:value="3">
            <text:p>3</text:p>
          </table:table-cell>
          <table:table-cell table:formula="of:=[.F12]+[.G12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15pF ceramic capacitor, 50V 5%</text:p>
          </table:table-cell>
          <table:table-cell office:value-type="string">
            <text:p>CL21C150JBANNNC</text:p>
          </table:table-cell>
          <table:table-cell office:value-type="string">
            <text:p><text:a xlink:href="http://www.digikey.se/product-detail/en/CL21C150JBANNNC/1276-1163-1-ND/3889249">http://www.digikey.se/product-detail/en/CL21C150JBANNNC/1276-1163-1-ND/3889249</text:a></text:p>
          </table:table-cell>
          <table:table-cell office:value-type="string">
            <text:p>Yes (0805)</text:p>
          </table:table-cell>
          <table:table-cell office:value-type="float" office:value="2">
            <text:p>2</text:p>
          </table:table-cell>
          <table:table-cell/>
          <table:table-cell table:formula="of:=[.$B$1]*[.E13]" office:value-type="float" office:value="6">
            <text:p>6</text:p>
          </table:table-cell>
          <table:table-cell table:formula="of:=[.F13]+[.G13]" office:value-type="float" office:value="6">
            <text:p>6</text:p>
          </table:table-cell>
          <table:table-cell table:number-columns-repeated="248"/>
        </table:table-row>
        <table:table-row table:style-name="ro2">
          <table:table-cell office:value-type="string">
            <text:p>12 MHz crystal</text:p>
          </table:table-cell>
          <table:table-cell office:value-type="string">
            <text:p>7A-12.000MAAJ-T</text:p>
          </table:table-cell>
          <table:table-cell office:value-type="string">
            <text:p><text:a xlink:href="http://www.digikey.se/product-detail/en/7A-12.000MAAJ-T/887-1081-1-ND/2118958">http://www.digikey.se/product-detail/en/7A-12.000MAAJ-T/887-1081-1-ND/2118958</text:a></text:p>
          </table:table-cell>
          <table:table-cell office:value-type="string">
            <text:p>Yes 7A-12.000MAAJ-T)</text:p>
          </table:table-cell>
          <table:table-cell office:value-type="float" office:value="1">
            <text:p>1</text:p>
          </table:table-cell>
          <table:table-cell/>
          <table:table-cell table:formula="of:=[.$B$1]*[.E14]" office:value-type="float" office:value="3">
            <text:p>3</text:p>
          </table:table-cell>
          <table:table-cell table:formula="of:=[.F14]+[.G14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Atmel ICE debugger</text:p>
          </table:table-cell>
          <table:table-cell office:value-type="string">
            <text:p>ATATMEL-ICE</text:p>
          </table:table-cell>
          <table:table-cell office:value-type="string">
            <text:p><text:a xlink:href="http://www.digikey.se/product-detail/en/ATATMEL-ICE/ATATMEL-ICE-ND/4753379">http://www.digikey.se/product-detail/en/ATATMEL-ICE/ATATMEL-ICE-ND/4753379</text:a></text:p>
          </table:table-cell>
          <table:table-cell office:value-type="string">
            <text:p>N/A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formula="of:=[.$B$1]*[.E15]" office:value-type="float" office:value="0">
            <text:p>0</text:p>
          </table:table-cell>
          <table:table-cell table:formula="of:=[.F15]+[.G15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Solder 0.4mm leaded</text:p>
          </table:table-cell>
          <table:table-cell office:value-type="float" office:value="386844">
            <text:p>386844</text:p>
          </table:table-cell>
          <table:table-cell office:value-type="string">
            <text:p><text:a xlink:href="http://www.digikey.se/product-detail/en/386844/82-117-ND/2498915">http://www.digikey.se/product-detail/en/386844/82-117-ND/2498915</text:a></text:p>
          </table:table-cell>
          <table:table-cell office:value-type="string">
            <text:p>N/A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formula="of:=[.$B$1]*[.E16]" office:value-type="float" office:value="0">
            <text:p>0</text:p>
          </table:table-cell>
          <table:table-cell table:formula="of:=[.F16]+[.G16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Cortex debug header</text:p>
          </table:table-cell>
          <table:table-cell office:value-type="string">
            <text:p>M50-3600542</text:p>
          </table:table-cell>
          <table:table-cell office:value-type="string">
            <text:p><text:a xlink:href="http://www.digikey.se/product-detail/en/M50-3600542/952-1389-ND/2264370">http://www.digikey.se/product-detail/en/M50-3600542/952-1389-ND/2264370</text:a></text:p>
          </table:table-cell>
          <table:table-cell table:style-name="ce2" office:value-type="string">
            <text:p>Yes (M50-3600542)</text:p>
          </table:table-cell>
          <table:table-cell office:value-type="float" office:value="1">
            <text:p>1</text:p>
          </table:table-cell>
          <table:table-cell/>
          <table:table-cell table:formula="of:=[.$B$1]*[.E17]" office:value-type="float" office:value="3">
            <text:p>3</text:p>
          </table:table-cell>
          <table:table-cell table:formula="of:=[.F17]+[.G17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Tactile switch</text:p>
          </table:table-cell>
          <table:table-cell office:value-type="string">
            <text:p>EVQ-P7L01P</text:p>
          </table:table-cell>
          <table:table-cell office:value-type="string">
            <text:p><text:a xlink:href="http://www.digikey.se/product-detail/en/EVQ-P7L01P/P16769CT-ND/4429462">http://www.digikey.se/product-detail/en/EVQ-P7L01P/P16769CT-ND/4429462</text:a></text:p>
          </table:table-cell>
          <table:table-cell office:value-type="string">
            <text:p>Yes (EVQP7L01P)</text:p>
          </table:table-cell>
          <table:table-cell office:value-type="float" office:value="1">
            <text:p>1</text:p>
          </table:table-cell>
          <table:table-cell/>
          <table:table-cell table:formula="of:=[.$B$1]*[.E18]" office:value-type="float" office:value="3">
            <text:p>3</text:p>
          </table:table-cell>
          <table:table-cell table:formula="of:=[.F18]+[.G18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100K thick film resistor. 1/8W 1%</text:p>
          </table:table-cell>
          <table:table-cell office:value-type="string">
            <text:p>RMCF0805FT100K</text:p>
          </table:table-cell>
          <table:table-cell office:value-type="string">
            <text:p><text:a xlink:href="http://www.digikey.se/product-detail/en/RMCF0805FT100K/RMCF0805FT100KCT-ND/1942491">http://www.digikey.se/product-detail/en/RMCF0805FT100K/RMCF0805FT100KCT-ND/1942491</text:a></text:p>
          </table:table-cell>
          <table:table-cell office:value-type="string">
            <text:p>Yes (0805)</text:p>
          </table:table-cell>
          <table:table-cell office:value-type="float" office:value="0">
            <text:p>0</text:p>
          </table:table-cell>
          <table:table-cell/>
          <table:table-cell table:formula="of:=[.$B$1]*[.E19]" office:value-type="float" office:value="0">
            <text:p>0</text:p>
          </table:table-cell>
          <table:table-cell table:formula="of:=[.F19]+[.G19]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36k thick film resistor, 1/8 W 1%</text:p>
          </table:table-cell>
          <table:table-cell office:value-type="string">
            <text:p>RMCF0805FT36K0</text:p>
          </table:table-cell>
          <table:table-cell office:value-type="string">
            <text:p><text:a xlink:href="http://www.digikey.se/product-detail/en/RMCF0805FT36K0/RMCF0805FT36K0CT-ND/2418379">http://www.digikey.se/product-detail/en/RMCF0805FT36K0/RMCF0805FT36K0CT-ND/2418379</text:a></text:p>
          </table:table-cell>
          <table:table-cell office:value-type="string">
            <text:p>Yes (0805)</text:p>
          </table:table-cell>
          <table:table-cell office:value-type="float" office:value="1">
            <text:p>1</text:p>
          </table:table-cell>
          <table:table-cell/>
          <table:table-cell table:formula="of:=[.$B$1]*[.E20]" office:value-type="float" office:value="3">
            <text:p>3</text:p>
          </table:table-cell>
          <table:table-cell table:formula="of:=[.F20]+[.G20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56k thick film resistor, 1/8 W 1%</text:p>
          </table:table-cell>
          <table:table-cell office:value-type="string">
            <text:p>RC0805FR-0756KL</text:p>
          </table:table-cell>
          <table:table-cell office:value-type="string">
            <text:p><text:a xlink:href="http://www.digikey.se/product-detail/en/RC0805FR-0756KL/311-56.0KCRCT-ND/730980">http://www.digikey.se/product-detail/en/RC0805FR-0756KL/311-56.0KCRCT-ND/730980</text:a></text:p>
          </table:table-cell>
          <table:table-cell office:value-type="string">
            <text:p>Yes (0805)</text:p>
          </table:table-cell>
          <table:table-cell office:value-type="float" office:value="1">
            <text:p>1</text:p>
          </table:table-cell>
          <table:table-cell/>
          <table:table-cell table:formula="of:=[.$B$1]*[.E21]" office:value-type="float" office:value="3">
            <text:p>3</text:p>
          </table:table-cell>
          <table:table-cell table:formula="of:=[.F21]+[.G21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2.2uF tantalum capacitor, 10% 6Ohm</text:p>
          </table:table-cell>
          <table:table-cell office:value-type="string">
            <text:p>T491A225K016AT</text:p>
          </table:table-cell>
          <table:table-cell office:value-type="string">
            <text:p><text:a xlink:href="http://www.digikey.se/product-detail/en/T491A225K016AT/399-3691-1-ND/819016">http://www.digikey.se/product-detail/en/T491A225K016AT/399-3691-1-ND/819016</text:a></text:p>
          </table:table-cell>
          <table:table-cell office:value-type="string">
            <text:p>Yes (1206_2.2uF)</text:p>
          </table:table-cell>
          <table:table-cell office:value-type="float" office:value="1">
            <text:p>1</text:p>
          </table:table-cell>
          <table:table-cell/>
          <table:table-cell table:formula="of:=[.$B$1]*[.E22]" office:value-type="float" office:value="3">
            <text:p>3</text:p>
          </table:table-cell>
          <table:table-cell table:formula="of:=[.F22]+[.G22]" office:value-type="float" office:value="3">
            <text:p>3</text:p>
          </table:table-cell>
          <table:table-cell table:number-columns-repeated="248"/>
        </table:table-row>
        <table:table-row table:style-name="ro2">
          <table:table-cell office:value-type="string">
            <text:p>10uF ceramic capacitor, 16V 10%</text:p>
          </table:table-cell>
          <table:table-cell office:value-type="string">
            <text:p>CL21A106KOQNNNE</text:p>
          </table:table-cell>
          <table:table-cell office:value-type="string">
            <text:p><text:a xlink:href="http://www.digikey.se/product-detail/en/CL21A106KOQNNNE/1276-1096-1-ND/3889182">http://www.digikey.se/product-detail/en/CL21A106KOQNNNE/1276-1096-1-ND/3889182</text:a></text:p>
          </table:table-cell>
          <table:table-cell office:value-type="string">
            <text:p>Yes (0805)</text:p>
          </table:table-cell>
          <table:table-cell office:value-type="float" office:value="4">
            <text:p>4</text:p>
          </table:table-cell>
          <table:table-cell/>
          <table:table-cell table:formula="of:=[.$B$1]*[.E23]" office:value-type="float" office:value="12">
            <text:p>12</text:p>
          </table:table-cell>
          <table:table-cell table:formula="of:=[.F23]+[.G23]" office:value-type="float" office:value="12">
            <text:p>12</text:p>
          </table:table-cell>
          <table:table-cell table:number-columns-repeated="248"/>
        </table:table-row>
        <table:table-row table:style-name="ro2">
          <table:table-cell office:value-type="string">
            <text:p>39R thick film resistor, 1/8 W 1%</text:p>
          </table:table-cell>
          <table:table-cell office:value-type="string">
            <text:p>RC0805FR-0739RL</text:p>
          </table:table-cell>
          <table:table-cell office:value-type="string">
            <text:p><text:a xlink:href="http://www.digikey.se/product-detail/en/RC0805FR-0739RL/311-39.0CRCT-ND/730845">http://www.digikey.se/product-detail/en/RC0805FR-0739RL/311-39.0CRCT-ND/730845</text:a></text:p>
          </table:table-cell>
          <table:table-cell office:value-type="string">
            <text:p>Yes (0805)</text:p>
          </table:table-cell>
          <table:table-cell office:value-type="float" office:value="3">
            <text:p>3</text:p>
          </table:table-cell>
          <table:table-cell/>
          <table:table-cell table:formula="of:=[.$B$1]*[.E24]" office:value-type="float" office:value="9">
            <text:p>9</text:p>
          </table:table-cell>
          <table:table-cell table:formula="of:=[.F24]+[.G24]" office:value-type="float" office:value="9">
            <text:p>9</text:p>
          </table:table-cell>
          <table:table-cell table:number-columns-repeated="248"/>
        </table:table-row>
        <table:table-row table:style-name="ro2">
          <table:table-cell office:value-type="string">
            <text:p>10K thick film resistor. 1/8W 1%</text:p>
          </table:table-cell>
          <table:table-cell office:value-type="string">
            <text:p>RMCF0805FT10K0</text:p>
          </table:table-cell>
          <table:table-cell office:value-type="string">
            <text:p><text:a xlink:href="http://www.digikey.se/product-detail/en/RMCF0805FT10K0/RMCF0805FT10K0CT-ND/1942435">http://www.digikey.se/product-detail/en/RMCF0805FT10K0/RMCF0805FT10K0CT-ND/1942435</text:a></text:p>
          </table:table-cell>
          <table:table-cell office:value-type="string">
            <text:p>Yes (0805)</text:p>
          </table:table-cell>
          <table:table-cell office:value-type="float" office:value="2">
            <text:p>2</text:p>
          </table:table-cell>
          <table:table-cell/>
          <table:table-cell table:formula="of:=[.$B$1]*[.E25]" office:value-type="float" office:value="6">
            <text:p>6</text:p>
          </table:table-cell>
          <table:table-cell table:formula="of:=[.F25]+[.G25]" office:value-type="float" office:value="6">
            <text:p>6</text:p>
          </table:table-cell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>
            <text:p>zifbrkout</text:p>
          </table:table-cell>
          <table:table-cell/>
          <table:table-cell table:style-name="ce1"/>
          <table:table-cell table:style-name="Default" table:number-columns-repeated="2"/>
          <table:table-cell table:number-columns-repeated="251"/>
        </table:table-row>
        <table:table-row table:style-name="ro2">
          <table:table-cell office:value-type="string">
            <text:p>FFC cable</text:p>
          </table:table-cell>
          <table:table-cell office:value-type="float" office:value="687640050002">
            <text:p>687640050002</text:p>
          </table:table-cell>
          <table:table-cell office:value-type="string">
            <text:p><text:a xlink:href="http://www.digikey.se/product-detail/en/687640050002/732-3571-ND/2811293">http://www.digikey.se/product-detail/en/687640050002/732-3571-ND/2811293</text:a>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LED</text:p>
          </table:table-cell>
          <table:table-cell office:value-type="string">
            <text:p>LY R976-PS-36</text:p>
          </table:table-cell>
          <table:table-cell office:value-type="string">
            <text:p><text:a xlink:href="http://www.digikey.se/product-detail/en/LY%20R976-PS-36/475-2560-1-ND/1802687">http://www.digikey.se/product-detail/en/LY%20R976-PS-36/475-2560-1-ND/1802687</text:a></text:p>
          </table:table-cell>
          <table:table-cell table:style-name="Default"/>
          <table:table-cell office:value-type="float" office:value="40">
            <text:p>40</text:p>
          </table:table-cell>
          <table:table-cell table:number-columns-repeated="251"/>
        </table:table-row>
        <table:table-row table:style-name="ro2">
          <table:table-cell office:value-type="string">
            <text:p>330R resistor</text:p>
          </table:table-cell>
          <table:table-cell office:value-type="string">
            <text:p>RMCF0805FT330R</text:p>
          </table:table-cell>
          <table:table-cell office:value-type="string">
            <text:p><text:a xlink:href="http://www.digikey.se/product-detail/en/RMCF0805FT330R/RMCF0805FT330RCT-ND/1942351">http://www.digikey.se/product-detail/en/RMCF0805FT330R/RMCF0805FT330RCT-ND/1942351</text:a></text:p>
          </table:table-cell>
          <table:table-cell table:style-name="Default"/>
          <table:table-cell office:value-type="float" office:value="40">
            <text:p>40</text:p>
          </table:table-cell>
          <table:table-cell table:number-columns-repeated="251"/>
        </table:table-row>
        <table:table-row table:style-name="ro2">
          <table:table-cell office:value-type="string">
            <text:p>Vertical ZIF connector</text:p>
          </table:table-cell>
          <table:table-cell office:value-type="string">
            <text:p>501951-4000</text:p>
          </table:table-cell>
          <table:table-cell office:value-type="string">
            <text:p><text:a xlink:href="http://www.digikey.se/product-detail/en/501951-4000/WM2075CT-ND/1952421">http://www.digikey.se/product-detail/en/501951-4000/WM2075CT-ND/1952421</text:a>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>
            <text:p>Accessories</text:p>
          </table:table-cell>
          <table:table-cell table:style-name="Default" table:number-columns-repeated="4"/>
          <table:table-cell table:number-columns-repeated="251"/>
        </table:table-row>
        <table:table-row table:style-name="ro2">
          <table:table-cell office:value-type="string">
            <text:p>10x loupe</text:p>
          </table:table-cell>
          <table:table-cell office:value-type="float" office:value="26034">
            <text:p>26034</text:p>
          </table:table-cell>
          <table:table-cell office:value-type="string">
            <text:p><text:a xlink:href="http://www.digikey.se/product-detail/en/26034/243-1021-ND/600975">http://www.digikey.se/product-detail/en/26034/243-1021-ND/600975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4]" office:value-type="float" office:value="0">
            <text:p>0</text:p>
          </table:table-cell>
          <table:table-cell table:formula="of:=[.F34]+[.G34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loupe headgear</text:p>
          </table:table-cell>
          <table:table-cell office:value-type="float" office:value="26225">
            <text:p>26225</text:p>
          </table:table-cell>
          <table:table-cell office:value-type="string">
            <text:p><text:a xlink:href="http://www.digikey.se/product-detail/en/26225/243-1124-ND/2756906">http://www.digikey.se/product-detail/en/26225/243-1124-ND/2756906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5]" office:value-type="float" office:value="0">
            <text:p>0</text:p>
          </table:table-cell>
          <table:table-cell table:formula="of:=[.F35]+[.G35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Solder wick</text:p>
          </table:table-cell>
          <table:table-cell office:value-type="string">
            <text:p>OS-B-5AS</text:p>
          </table:table-cell>
          <table:table-cell office:value-type="string">
            <text:p><text:a xlink:href="http://www.digikey.se/product-detail/en/OS-B-5AS/EB1102-ND/350557">http://www.digikey.se/product-detail/en/OS-B-5AS/EB1102-ND/350557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6]" office:value-type="float" office:value="0">
            <text:p>0</text:p>
          </table:table-cell>
          <table:table-cell table:formula="of:=[.F36]+[.G36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Flux paste</text:p>
          </table:table-cell>
          <table:table-cell office:value-type="string">
            <text:p>SMD291</text:p>
          </table:table-cell>
          <table:table-cell office:value-type="string">
            <text:p><text:a xlink:href="http://www.digikey.se/product-detail/en/SMD291/SMD291-ND/355201">http://www.digikey.se/product-detail/en/SMD291/SMD291-ND/355201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7]" office:value-type="float" office:value="0">
            <text:p>0</text:p>
          </table:table-cell>
          <table:table-cell table:formula="of:=[.F37]+[.G37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1/32" solder tip</text:p>
          </table:table-cell>
          <table:table-cell office:value-type="string">
            <text:p>LTH</text:p>
          </table:table-cell>
          <table:table-cell office:value-type="string">
            <text:p><text:a xlink:href="http://www.digikey.se/product-detail/en/LTH/LTH-ND/267992">http://www.digikey.se/product-detail/en/LTH/LTH-ND/267992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8]" office:value-type="float" office:value="0">
            <text:p>0</text:p>
          </table:table-cell>
          <table:table-cell table:formula="of:=[.F38]+[.G38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0.4 mm solder tip</text:p>
          </table:table-cell>
          <table:table-cell office:value-type="string">
            <text:p>LT1SLX</text:p>
          </table:table-cell>
          <table:table-cell office:value-type="string">
            <text:p><text:a xlink:href="http://www.digikey.se/product-detail/en/LT1SLX/LT1SLX-ND/588691">http://www.digikey.se/product-detail/en/LT1SLX/LT1SLX-ND/588691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39]" office:value-type="float" office:value="0">
            <text:p>0</text:p>
          </table:table-cell>
          <table:table-cell table:formula="of:=[.F39]+[.G39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Flux pen/liquid flux</text:p>
          </table:table-cell>
          <table:table-cell table:style-name="Default"/>
          <table:table-cell office:value-type="string">
            <text:p><text:a xlink:href="http://www.electrokit.com/flussmedel-penna-10ml.49540">http://www.electrokit.com/flussmedel-penna-10ml.49540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0]" office:value-type="float" office:value="0">
            <text:p>0</text:p>
          </table:table-cell>
          <table:table-cell table:formula="of:=[.F40]+[.G40]" office:value-type="float" office:value="1">
            <text:p>1</text:p>
          </table:table-cell>
          <table:table-cell table:number-columns-repeated="248"/>
        </table:table-row>
        <table:table-row table:style-name="ro2">
          <table:table-cell/>
          <table:table-cell table:style-name="Default"/>
          <table:table-cell office:value-type="string">
            <text:p><text:a xlink:href="http://www.electrokit.com/flussmedel-penna-noclean-10ml.50507">http://www.electrokit.com/flussmedel-penna-noclean-10ml.50507</text:a></text:p>
          </table:table-cell>
          <table:table-cell table:style-name="Default"/>
          <table:table-cell table:style-name="Default"/>
          <table:table-cell/>
          <table:table-cell table:formula="of:=[.$B$1]*[.E41]" office:value-type="float" office:value="0">
            <text:p>0</text:p>
          </table:table-cell>
          <table:table-cell table:formula="of:=[.F41]+[.G41]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Solder practice kit</text:p>
          </table:table-cell>
          <table:table-cell office:value-type="string">
            <text:p>SMDPST100</text:p>
          </table:table-cell>
          <table:table-cell office:value-type="string">
            <text:p><text:a xlink:href="http://www.digikey.se/product-search/en?FV=fff40026,fff80267,fffc013b&amp;chp=0">http://www.digikey.se/product-search/en?FV=fff40026,fff80267,fffc013b&amp;chp=0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2]" office:value-type="float" office:value="0">
            <text:p>0</text:p>
          </table:table-cell>
          <table:table-cell table:formula="of:=[.F42]+[.G42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Removal kit</text:p>
          </table:table-cell>
          <table:table-cell office:value-type="string">
            <text:p>SMD1</text:p>
          </table:table-cell>
          <table:table-cell office:value-type="string">
            <text:p><text:a xlink:href="http://www.digikey.se/product-detail/en/SMD1/SMD1-ND/304148">http://www.digikey.se/product-detail/en/SMD1/SMD1-ND/304148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3]" office:value-type="float" office:value="0">
            <text:p>0</text:p>
          </table:table-cell>
          <table:table-cell table:formula="of:=[.F43]+[.G43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Vacuum tool</text:p>
          </table:table-cell>
          <table:table-cell office:value-type="string">
            <text:p>HVPB6</text:p>
          </table:table-cell>
          <table:table-cell office:value-type="string">
            <text:p><text:a xlink:href="http://www.digikey.se/product-detail/en/HVPB6/HVPB6-ND/1164270">http://www.digikey.se/product-detail/en/HVPB6/HVPB6-ND/1164270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4]" office:value-type="float" office:value="0">
            <text:p>0</text:p>
          </table:table-cell>
          <table:table-cell table:formula="of:=[.F44]+[.G44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Tweezers</text:p>
          </table:table-cell>
          <table:table-cell office:value-type="string">
            <text:p>18072EZ</text:p>
          </table:table-cell>
          <table:table-cell office:value-type="string">
            <text:p><text:a xlink:href="http://www.digikey.se/product-detail/en/18072EZ/243-1055-ND/1657714">http://www.digikey.se/product-detail/en/18072EZ/243-1055-ND/1657714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5]" office:value-type="float" office:value="0">
            <text:p>0</text:p>
          </table:table-cell>
          <table:table-cell table:formula="of:=[.F45]+[.G45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Dry tip cleaner</text:p>
          </table:table-cell>
          <table:table-cell table:style-name="Default"/>
          <table:table-cell office:value-type="string">
            <text:p><text:a xlink:href="http://www.electrokit.com/lodspetsrengorare-metallull.50289">http://www.electrokit.com/lodspetsrengorare-metallull.50289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6]" office:value-type="float" office:value="0">
            <text:p>0</text:p>
          </table:table-cell>
          <table:table-cell table:formula="of:=[.F46]+[.G46]"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Tip tinner</text:p>
          </table:table-cell>
          <table:table-cell office:value-type="string">
            <text:p>SMDTCLF</text:p>
          </table:table-cell>
          <table:table-cell office:value-type="string">
            <text:p><text:a xlink:href="http://www.digikey.se/product-detail/en/SMDTCLF/SMDTCLF-ND/2177048">http://www.digikey.se/product-detail/en/SMDTCLF/SMDTCLF-ND/2177048</text:a></text:p>
          </table:table-cell>
          <table:table-cell table:style-name="Default"/>
          <table:table-cell table:style-name="Default"/>
          <table:table-cell table:style-name="ce1" office:value-type="float" office:value="1">
            <text:p>1</text:p>
          </table:table-cell>
          <table:table-cell table:formula="of:=[.$B$1]*[.E47]" office:value-type="float" office:value="0">
            <text:p>0</text:p>
          </table:table-cell>
          <table:table-cell table:formula="of:=[.F47]+[.G47]" office:value-type="float" office:value="1">
            <text:p>1</text:p>
          </table:table-cell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9P0" style:volatile="true">
      <number:text>kr </number:text>
      <number:number number:decimal-places="0" number:min-integer-digits="1" number:grouping="true"/>
      <number:text> </number:text>
    </number:currency-style>
    <number:currency-style style:name="N109P1" style:volatile="true">
      <number:text>kr (</number:text>
      <number:number number:decimal-places="0" number:min-integer-digits="1" number:grouping="true"/>
      <number:text>)</number:text>
    </number:currency-style>
    <number:currency-style style:name="N109P2" style:volatile="true">
      <number:text>kr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kr </number:text>
      <number:number number:decimal-places="2" number:min-integer-digits="1" number:grouping="true"/>
      <number:text> </number:text>
    </number:currency-style>
    <number:currency-style style:name="N116P1" style:volatile="true">
      <number:text>kr (</number:text>
      <number:number number:decimal-places="2" number:min-integer-digits="1" number:grouping="true"/>
      <number:text>)</number:text>
    </number:currency-style>
    <number:currency-style style:name="N116P2" style:volatile="true">
      <number:text>kr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2014-12-05</text:date>, <text:time>21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T1M36S</meta:editing-duration>
    <dc:description>/*
* Copyright 2014 Jonas Hagmar
*
* This file is part of keynjector.
*
* keynjector is free software: you can redistribute it and/or modify
* it under the terms of the GNU General Public License as published by
* the Free Software Foundation, either version 2 of the License, or
* (at your option) any later version.
*
* keynjector is distributed in the hope that it will be useful,
* but WITHOUT ANY WARRANTY; without even the implied warranty of
* MERCHANTABILITY or FITNESS FOR A PARTICULAR PURPOSE.  See the
* GNU General Public License for more details.
*
* You should have received a copy of the GNU General Public License
* along with keynjector.  If not, see &lt;http://www.gnu.org/licenses/&gt;.
*/</dc:description>
    <dc:title>keynjector &amp; zifbrkout bill of materials</dc:title>
    <dc:date>2014-12-05T21:32:19.30</dc:date>
    <dc:creator>Jonas Hagmar</dc:creator>
    <meta:document-statistic meta:table-count="1" meta:cell-count="306" meta:object-count="0"/>
    <meta:generator>OpenOffice/4.1.1$Win32 OpenOffice.org_project/411m6$Build-9775</meta:generator>
  </office:meta>
</office:document-meta>
</file>